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331" calcext:value-type="float">
            <text:p>3043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6:41:52.338905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2T17:14:52.362768968</dc:date>
    <dc:creator>Jesus Castagnetto</dc:creator>
    <meta:editing-duration>P1DT16H37M56S</meta:editing-duration>
    <meta:editing-cycles>123</meta:editing-cycles>
    <meta:generator>LibreOffice/6.4.3.2$Linux_X86_64 LibreOffice_project/40$Build-2</meta:generator>
    <meta:document-statistic meta:table-count="1" meta:cell-count="1852" meta:object-count="0"/>
  </office:meta>
</office:document-meta>
</file>